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9pt" style:font-size-asian="9pt" style:font-size-complex="9pt"/>
    </style:style>
    <style:style style:name="P3" style:family="paragraph">
      <style:paragraph-properties fo:text-align="end"/>
    </style:style>
    <style:style style:name="P4" style:family="paragraph">
      <style:paragraph-properties fo:text-align="end"/>
      <style:text-properties fo:font-size="9pt" style:font-size-asian="9pt" style:font-size-complex="9pt"/>
    </style:style>
    <style:style style:name="P5" style:family="paragraph">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line draw:style-name="gr1" draw:text-style-name="P1" draw:layer="layout" svg:x1="6.08cm" svg:y1="7.731cm" svg:x2="6.08cm" svg:y2="3.54cm">
          <text:p/>
        </draw:line>
        <draw:line draw:style-name="gr1" draw:text-style-name="P1" draw:layer="layout" svg:x1="5.699cm" svg:y1="7.35cm" svg:x2="11.16cm" svg:y2="7.35cm">
          <text:p/>
        </draw:line>
        <draw:custom-shape draw:style-name="gr2" draw:text-style-name="P2" draw:layer="layout" svg:width="1.778cm" svg:height="1.143cm" svg:x="9.636cm" svg:y="3.54cm">
          <text:p text:style-name="P1"><text:span text:style-name="T1">Nirvan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889cm" svg:height="0.889cm" svg:x="6.207cm" svg:y="6.334cm">
          <text:p text:style-name="P1"><text:span text:style-name="T1">bad</text:span></text:p>
          <draw:enhanced-geometry svg:viewBox="0 0 21600 21600" draw:type="rectangle" draw:enhanced-path="M 0 0 L 21600 0 21600 21600 0 21600 0 0 Z N"/>
        </draw:custom-shape>
        <draw:custom-shape draw:style-name="gr4" draw:text-style-name="P2" draw:layer="layout" svg:width="1.905cm" svg:height="0.762cm" svg:x="6.715cm" svg:y="3.54cm">
          <text:p text:style-name="P1"><text:span text:style-name="T1">Haskel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905cm" svg:height="0.889cm" svg:x="9.636cm" svg:y="6.334cm">
          <text:p text:style-name="P1"><text:span text:style-name="T1">Assemb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905cm" svg:height="0.889cm" svg:x="8.874cm" svg:y="5.699cm">
          <text:p text:style-name="P1"><text:span text:style-name="T1">Sche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905cm" svg:height="0.889cm" svg:x="8.239cm" svg:y="5.064cm">
          <text:p text:style-name="P1"><text:span text:style-name="T1">C++</text:span></text:p>
          <text:p text:style-name="P1"><text:span text:style-name="T1">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1.408cm" svg:height="0.607cm" svg:x="5.318cm" svg:y="2.778cm">
          <draw:text-box>
            <text:p text:style-name="P3"><text:span text:style-name="T1">Safety</text:span></text:p>
          </draw:text-box>
        </draw:frame>
        <draw:frame draw:style-name="gr5" draw:text-style-name="P5" draw:layer="layout" svg:width="1.285cm" svg:height="0.607cm" svg:x="11.272cm" svg:y="7.096cm">
          <draw:text-box>
            <text:p><text:span text:style-name="T1">Utility</text:span></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07T14:23:59</meta:creation-date>
    <dc:date>2012-05-11T18:50:49</dc:date>
    <meta:editing-duration>PT1H50M46S</meta:editing-duration>
    <meta:editing-cycles>10</meta:editing-cycles>
    <meta:generator>LibreOffice/3.4$Linux LibreOffice_project/340m1$Build-402</meta:generator>
    <meta:document-statistic meta:object-count="10"/>
  </office:meta>
</office:document-meta>
</file>